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9.65pt"/>
    </style:style>
    <style:style style:name="co3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1.26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57.7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vertical-align="top"/>
    </style:style>
    <style:style style:name="ce3" style:family="table-cell" style:parent-style-name="Default" style:data-style-name="N37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oal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19-01-28" calcext:value-type="date">
            <text:p>01/28/19</text:p>
          </table:table-cell>
          <table:table-cell table:style-name="ce3" office:value-type="date" office:date-value="2019-02-03" calcext:value-type="date">
            <text:p>02/03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19-02-04" calcext:value-type="date">
            <text:p>02/04/19</text:p>
          </table:table-cell>
          <table:table-cell table:style-name="ce3" office:value-type="date" office:date-value="2019-02-10" calcext:value-type="date">
            <text:p>02/10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19-02-11" calcext:value-type="date">
            <text:p>02/11/19</text:p>
          </table:table-cell>
          <table:table-cell table:style-name="ce3" office:value-type="date" office:date-value="2019-02-17" calcext:value-type="date">
            <text:p>02/17/19</text:p>
          </table:table-cell>
          <table:table-cell table:style-name="ce2" office:value-type="string" calcext:value-type="string">
            <text:p>project plan, user stories, screen mockups complete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19-02-18" calcext:value-type="date">
            <text:p>02/18/19</text:p>
          </table:table-cell>
          <table:table-cell table:style-name="ce3" office:value-type="date" office:date-value="2019-02-24" calcext:value-type="date">
            <text:p>02/24/19</text:p>
          </table:table-cell>
          <table:table-cell table:style-name="ce2" office:value-type="string" calcext:value-type="string">
            <text:p>database design and build: </text:p>
            <text:p>- Users</text:p>
            <text:p>- Batches</text:p>
            <text:p>- Roles</text:p>
            <text:p/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date" office:date-value="2019-02-25" calcext:value-type="date">
            <text:p>02/25/19</text:p>
          </table:table-cell>
          <table:table-cell table:style-name="ce3" office:value-type="date" office:date-value="2019-03-03" calcext:value-type="date">
            <text:p>03/03/19</text:p>
          </table:table-cell>
          <table:table-cell table:style-name="ce2" office:value-type="string" calcext:value-type="string">
            <text:p>Build Beans and DAO for entities (user, batch)</text:p>
          </table:table-cell>
          <table:table-cell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date" office:date-value="2019-03-04" calcext:value-type="date">
            <text:p>03/04/19</text:p>
          </table:table-cell>
          <table:table-cell table:style-name="ce3" office:value-type="date" office:date-value="2019-03-10" calcext:value-type="date">
            <text:p>03/10/19</text:p>
          </table:table-cell>
          <table:table-cell table:style-name="ce2" office:value-type="string" calcext:value-type="string">
            <text:p>Build base servlets to feed JSPs</text:p>
            <text:p>Convert to generic DAO</text:p>
            <text:p/>
          </table:table-cell>
          <table:table-cell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3" office:value-type="date" office:date-value="2019-03-11" calcext:value-type="date">
            <text:p>03/11/19</text:p>
          </table:table-cell>
          <table:table-cell table:style-name="ce3" office:value-type="date" office:date-value="2019-03-17" calcext:value-type="date">
            <text:p>03/17/19</text:p>
          </table:table-cell>
          <table:table-cell table:style-name="ce2" office:value-type="string" calcext:value-type="string">
            <text:p><text:span text:style-name="T1">Deploy current build to AWS</text:span></text:p>
            <text:p><text:span text:style-name="T2">Implement security roles</text:span></text:p>
            <text:p><text:span text:style-name="T3">Implement index.jsp (sign in page)</text:span></text:p>
            <text:p><text:span text:style-name="T3">Build LogIn.java servlet</text:span></text:p>
            <text:p><text:span text:style-name="T4">LogOut.java servlet</text:span></text:p>
          </table:table-cell>
          <table:table-cell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office:value-type="date" office:date-value="2019-03-18" calcext:value-type="date">
            <text:p>03/18/19</text:p>
          </table:table-cell>
          <table:table-cell table:style-name="ce3" office:value-type="date" office:date-value="2019-03-24" calcext:value-type="date">
            <text:p>03/24/19</text:p>
          </table:table-cell>
          <table:table-cell table:style-name="ce2" office:value-type="string" calcext:value-type="string">
            <text:p><text:span text:style-name="T3"/></text:p>
            <text:p><text:span text:style-name="T1">-newBatch.jsp</text:span></text:p>
            <text:p><text:span text:style-name="T2">-create new batch servlet</text:span></text:p>
          </table:table-cell>
          <table:table-cell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date" office:date-value="2019-03-25" calcext:value-type="date">
            <text:p>03/25/19</text:p>
          </table:table-cell>
          <table:table-cell table:style-name="ce3" office:value-type="date" office:date-value="2019-03-31" calcext:value-type="date">
            <text:p>03/31/19</text:p>
          </table:table-cell>
          <table:table-cell table:style-name="ce2" office:value-type="string" calcext:value-type="string">
            <text:p>Get weather (need more information about this)</text:p>
            <text:p><text:span text:style-name="T1">EditUser.java</text:span></text:p>
            <text:p><text:span text:style-name="T2">EditUser.jsp</text:span></text:p>
          </table:table-cell>
          <table:table-cell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3" office:value-type="date" office:date-value="2019-04-01" calcext:value-type="date">
            <text:p>04/01/19</text:p>
          </table:table-cell>
          <table:table-cell table:style-name="ce3" office:value-type="date" office:date-value="2019-04-07" calcext:value-type="date">
            <text:p>04/07/19</text:p>
          </table:table-cell>
          <table:table-cell table:style-name="ce2" office:value-type="string" calcext:value-type="string">
            <text:p>Build overview.jsp</text:p>
            <text:p><text:span text:style-name="T5">DisplayOverview.java</text:span></text:p>
          </table:table-cell>
          <table:table-cell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3" office:value-type="date" office:date-value="2019-04-08" calcext:value-type="date">
            <text:p>04/08/19</text:p>
          </table:table-cell>
          <table:table-cell table:style-name="ce3" office:value-type="date" office:date-value="2019-04-14" calcext:value-type="date">
            <text:p>04/14/19</text:p>
          </table:table-cell>
          <table:table-cell table:style-name="ce2" office:value-type="string" calcext:value-type="string">
            <text:p><text:span text:style-name="T5">editBatch.jsp</text:span></text:p>
            <text:p><text:span text:style-name="T5">-edit batch servlet</text:span></text:p>
          </table:table-cell>
          <table:table-cell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3" office:value-type="date" office:date-value="2019-04-15" calcext:value-type="date">
            <text:p>04/15/19</text:p>
          </table:table-cell>
          <table:table-cell table:style-name="ce3" office:value-type="date" office:date-value="2019-04-21" calcext:value-type="date">
            <text:p>04/21/19</text:p>
          </table:table-cell>
          <table:table-cell table:style-name="ce2" office:value-type="string" calcext:value-type="string">
            <text:p>mangeUser.jsp</text:p>
            <text:p>ManageUsers.java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date" office:date-value="2019-04-22" calcext:value-type="date">
            <text:p>04/22/19</text:p>
          </table:table-cell>
          <table:table-cell table:style-name="ce3" office:value-type="date" office:date-value="2019-04-28" calcext:value-type="date">
            <text:p>04/28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date" office:date-value="2019-04-29" calcext:value-type="date">
            <text:p>04/29/19</text:p>
          </table:table-cell>
          <table:table-cell table:style-name="ce3" office:value-type="date" office:date-value="2019-05-05" calcext:value-type="date">
            <text:p>05/05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date" office:date-value="2019-05-06" calcext:value-type="date">
            <text:p>05/06/19</text:p>
          </table:table-cell>
          <table:table-cell table:style-name="ce3" office:value-type="date" office:date-value="2019-05-12" calcext:value-type="date">
            <text:p>05/12/19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date" office:date-value="2019-05-13" calcext:value-type="date">
            <text:p>05/13/19</text:p>
          </table:table-cell>
          <table:table-cell table:style-name="ce3"/>
          <table:table-cell table:style-name="ce2"/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dd email notifications as a stretch go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eather on the day the beer was brewed as well as bottl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ministrator reset a user passwo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17:50:24.958976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2:21:23.864223158</meta:creation-date>
    <dc:date>2019-03-11T18:36:55.808937497</dc:date>
    <meta:editing-duration>PT1H19M39S</meta:editing-duration>
    <meta:editing-cycles>6</meta:editing-cycles>
    <meta:generator>LibreOffice/6.0.7.3$Linux_X86_64 LibreOffice_project/00m0$Build-3</meta:generator>
    <meta:document-statistic meta:table-count="1" meta:cell-count="64" meta:object-count="0"/>
  </office:meta>
</office:document-meta>
</file>